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38e3e5" officeooo:paragraph-rsid="0038e3e5"/>
    </style:style>
    <style:style style:name="P2" style:family="paragraph" style:parent-style-name="Standard">
      <style:text-properties officeooo:paragraph-rsid="0037c6a8"/>
    </style:style>
    <style:style style:name="P3" style:family="paragraph" style:parent-style-name="Standard">
      <style:text-properties officeooo:rsid="0039b4e0" officeooo:paragraph-rsid="0039b4e0"/>
    </style:style>
    <style:style style:name="P4" style:family="paragraph" style:parent-style-name="Standard" style:master-page-name="Standard">
      <style:paragraph-properties style:page-number="auto"/>
      <style:text-properties style:font-name="sans-serif" officeooo:rsid="003719b1" officeooo:paragraph-rsid="003719b1"/>
    </style:style>
    <style:style style:name="P5" style:family="paragraph" style:parent-style-name="Standard">
      <style:text-properties style:font-name="sans-serif" officeooo:rsid="0037a195" officeooo:paragraph-rsid="003719b1"/>
    </style:style>
    <style:style style:name="P6" style:family="paragraph" style:parent-style-name="Standard">
      <style:text-properties style:font-name="sans-serif" officeooo:rsid="0037a195" officeooo:paragraph-rsid="0039b4e0"/>
    </style:style>
    <style:style style:name="P7" style:family="paragraph" style:parent-style-name="Standard">
      <style:text-properties style:font-name="sans-serif" officeooo:rsid="0038e3e5" officeooo:paragraph-rsid="0038e3e5"/>
    </style:style>
    <style:style style:name="P8" style:family="paragraph" style:parent-style-name="Standard">
      <style:text-properties style:font-name="sans-serif" officeooo:rsid="0039b4e0" officeooo:paragraph-rsid="0039b4e0"/>
    </style:style>
    <style:style style:name="P9" style:family="paragraph" style:parent-style-name="Standard">
      <style:text-properties style:font-name="sans-serif" officeooo:rsid="0039b4e0" officeooo:paragraph-rsid="003cb582"/>
    </style:style>
    <style:style style:name="P10" style:family="paragraph" style:parent-style-name="Standard">
      <style:text-properties style:font-name="sans-serif" officeooo:rsid="003817cd" officeooo:paragraph-rsid="0037c6a8"/>
    </style:style>
    <style:style style:name="P11" style:family="paragraph" style:parent-style-name="Standard">
      <style:text-properties style:font-name="sans-serif" officeooo:rsid="003cb582" officeooo:paragraph-rsid="003cb582"/>
    </style:style>
    <style:style style:name="P12" style:family="paragraph" style:parent-style-name="Standard">
      <style:text-properties style:font-name="sans-serif" officeooo:rsid="003e8d95" officeooo:paragraph-rsid="003e8d95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3817cd"/>
    </style:style>
    <style:style style:name="T3" style:family="text">
      <style:text-properties style:font-name="sans-serif" officeooo:rsid="0038e3e5"/>
    </style:style>
    <style:style style:name="T4" style:family="text">
      <style:text-properties style:font-name="sans-serif" officeooo:rsid="0037c6a8"/>
    </style:style>
    <style:style style:name="T5" style:family="text">
      <style:text-properties style:font-name="sans-serif" officeooo:rsid="0039b4e0"/>
    </style:style>
    <style:style style:name="T6" style:family="text">
      <style:text-properties officeooo:rsid="003cb582"/>
    </style:style>
    <style:style style:name="T7" style:family="text">
      <style:text-properties officeooo:rsid="003e8d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rformance: </text:p>
      <text:p text:style-name="P5"/>
      <text:p text:style-name="P1"><text:span text:style-name="T2">s</text:span><text:span text:style-name="T1">tep – num batches processed per epoch </text:span></text:p>
      <text:p text:style-name="P7">steps per epoch = <text:span text:style-name="T7">num batches =</text:span> epoch size/ batch size – <text:span text:style-name="T7">as weights udpated after every batch</text:span></text:p>
      <text:p text:style-name="P7"/>
      <text:p text:style-name="P9">Batch size – how many samples are processed before updating weights. <text:span text:style-name="T7">So num batches = epoch size/batch size</text:span></text:p>
      <text:p text:style-name="P9"/>
      <text:p text:style-name="P12">epoch size – total num of training samples available for that epoch</text:p>
      <text:p text:style-name="P11">An epoch is one complete pass through the entire dataset during training </text:p>
      <text:p text:style-name="P9"/>
      <text:p text:style-name="P7"/>
      <text:p text:style-name="P6"/>
      <text:p text:style-name="P8">First test</text:p>
      <text:p text:style-name="P2"><text:span text:style-name="T4">batch size = </text:span><text:span text:style-name="T3">8</text:span><text:span text:style-name="T4">, lr = 1e-4, epochs = 15, </text:span><text:span text:style-name="T3">epoch size = 15*50,</text:span><text:span text:style-name="T4"> </text:span><text:span text:style-name="T2">accuracy = 33.14</text:span></text:p>
      <text:p text:style-name="P10"/>
      <text:p text:style-name="P3"><text:span text:style-name="T2">S</text:span><text:span text:style-name="T1">econd test</text:span></text:p>
      <text:p text:style-name="P1"><text:span text:style-name="T2">b</text:span><text:span text:style-name="T1">atch size = </text:span></text:p>
      <text:p text:style-name="P7"/>
      <text:p text:style-name="P7"/>
      <text:p text:style-name="P1"><text:span text:style-name="T1">* </text:span><text:span text:style-name="T5">a larger epoch size but smaller batch size improves generalization 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Valentina Velasco</meta:initial-creator>
    <meta:editing-cycles>12</meta:editing-cycles>
    <meta:creation-date>2025-11-19T12:56:00</meta:creation-date>
    <dc:date>2025-11-21T14:42:00.187866480</dc:date>
    <meta:editing-duration>PT3H12M44S</meta:editing-duration>
    <meta:generator>LibreOffice/6.4.7.2$Linux_X86_64 LibreOffice_project/40$Build-2</meta:generator>
    <meta:document-statistic meta:table-count="0" meta:image-count="0" meta:object-count="0" meta:page-count="1" meta:paragraph-count="11" meta:word-count="99" meta:character-count="571" meta:non-whitespace-character-count="4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